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row table:style-name="ro1">
          <table:table-cell table:style-name="Default" office:value-type="string" calcext:value-type="string">
            <text:p>Valiant Turtle 2 – Calibration calculations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Linear calibration: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Diameter</text:p>
          </table:table-cell>
          <table:table-cell office:value-type="float" office:value="55.53" calcext:value-type="float">
            <text:p>55.53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rcumference</text:p>
          </table:table-cell>
          <table:table-cell table:formula="of:=PI() * [.C5]" office:value-type="float" office:value="174.452640053841" calcext:value-type="float">
            <text:p>174.452640053841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xpected distance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Number of rotations</text:p>
          </table:table-cell>
          <table:table-cell table:style-name="Default" table:formula="of:=[.C7]/[.C6]" office:value-type="float" office:value="0.573221477010248" calcext:value-type="float">
            <text:p>0.573221477010248</text:p>
          </table:table-cell>
          <table:table-cell table:style-name="Default" office:value-type="string" calcext:value-type="string">
            <text:p>rotations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Error</text:p>
          </table:table-cell>
          <table:table-cell table:style-name="ce2" office:value-type="float" office:value="1" calcext:value-type="float">
            <text:p>1</text:p>
          </table:table-cell>
          <table:table-cell table:style-name="Default" office:value-type="string" calcext:value-type="string">
            <text:p>mm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office:value-type="string" calcext:value-type="string">
            <text:p>Observed distance</text:p>
          </table:table-cell>
          <table:table-cell table:formula="of:=[.C7]+[.C10]" office:value-type="float" office:value="101" calcext:value-type="float">
            <text:p>101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bserved diameter</text:p>
          </table:table-cell>
          <table:table-cell table:formula="of:= [.C12] / ([.C8] * PI())" office:value-type="float" office:value="56.0853" calcext:value-type="float">
            <text:p>56.0853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Difference</text:p>
          </table:table-cell>
          <table:table-cell table:style-name="Default" table:formula="of:=[.C13] -  [.C5]" office:value-type="float" office:value="0.555300000000003" calcext:value-type="float">
            <text:p>0.555300000000003</text:p>
          </table:table-cell>
          <table:table-cell table:style-name="Default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alibration setting</text:p>
          </table:table-cell>
          <table:table-cell table:style-name="ce5" table:formula="of:=ROUND(([.C15] * 1000);0)" office:value-type="float" office:value="555" calcext:value-type="float">
            <text:p>555</text:p>
          </table:table-cell>
          <table:table-cell table:style-name="Default" office:value-type="string" calcext:value-type="string">
            <text:p>um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tational calibration: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Wheel diameter (observed)</text:p>
          </table:table-cell>
          <table:table-cell table:formula="of:=[.C13]" office:value-type="float" office:value="56.0853" calcext:value-type="float">
            <text:p>56.0853</text:p>
          </table:table-cell>
          <table:table-cell table:style-name="Default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rcumference</text:p>
          </table:table-cell>
          <table:table-cell table:formula="of:=PI() * [.C20]" office:value-type="float" office:value="176.19716645438" calcext:value-type="float">
            <text:p>176.19716645438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xel distance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urning circumference</text:p>
          </table:table-cell>
          <table:table-cell table:formula="of:= PI() * [.C22]" office:value-type="float" office:value="703.716754404114" calcext:value-type="float">
            <text:p>703.716754404114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xpected degrees of rotation</text:p>
          </table:table-cell>
          <table:table-cell table:style-name="ce2" office:value-type="float" office:value="1800" calcext:value-type="float">
            <text:p>1800</text:p>
          </table:table-cell>
          <table:table-cell office:value-type="string" calcext:value-type="string">
            <text:p>degrees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Expected distance</text:p>
          </table:table-cell>
          <table:table-cell table:style-name="Default" table:formula="of:=([.C23]/360) * [.C24]" office:value-type="float" office:value="3518.58377202057" calcext:value-type="float">
            <text:p>3518.5837720205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 of rotations</text:p>
          </table:table-cell>
          <table:table-cell table:formula="of:=[.C25]/[.C21]" office:value-type="float" office:value="19.9695820473457" calcext:value-type="float">
            <text:p>19.9695820473457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Error</text:p>
          </table:table-cell>
          <table:table-cell table:style-name="ce2" office:value-type="float" office:value="3.5" calcext:value-type="float">
            <text:p>3.5</text:p>
          </table:table-cell>
          <table:table-cell table:style-name="Default" office:value-type="string" calcext:value-type="string">
            <text:p>degrees</text:p>
          </table:table-cell>
          <table:table-cell office:value-type="string" calcext:value-type="string">
            <text:p>(negative if turn is short)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/>
          <table:table-cell office:value-type="string" calcext:value-type="string">
            <text:p>Observed degrees of rotation</text:p>
          </table:table-cell>
          <table:table-cell table:formula="of:=[.C24]-[.C28]" office:value-type="float" office:value="1796.5" calcext:value-type="float">
            <text:p>1796.5</text:p>
          </table:table-cell>
          <table:table-cell office:value-type="string" calcext:value-type="string">
            <text:p>degrees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office:value-type="string" calcext:value-type="string">
            <text:p>Observed axel distance</text:p>
          </table:table-cell>
          <table:table-cell table:formula="of:= ([.C26] * [.C21] * (360 / [.C30])) / PI()" office:value-type="float" office:value="224.436404119121" calcext:value-type="float">
            <text:p>224.436404119121</text:p>
          </table:table-cell>
          <table:table-cell office:value-type="string" calcext:value-type="string">
            <text:p>mm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/>
          <table:table-cell office:value-type="string" calcext:value-type="string">
            <text:p>Difference</text:p>
          </table:table-cell>
          <table:table-cell table:formula="of:=[.C31] - [.C22]" office:value-type="float" office:value="0.436404119120539" calcext:value-type="float">
            <text:p>0.436404119120539</text:p>
          </table:table-cell>
          <table:table-cell office:value-type="string" calcext:value-type="string">
            <text:p>mm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Calibration setting</text:p>
          </table:table-cell>
          <table:table-cell table:style-name="ce5" table:formula="of:=-ROUND(([.C33] * 1000); 0)" office:value-type="float" office:value="-436" calcext:value-type="float">
            <text:p>-436</text:p>
          </table:table-cell>
          <table:table-cell table:style-name="Default" office:value-type="string" calcext:value-type="string">
            <text:p>um</text:p>
          </table:table-cell>
          <table:table-cell table:style-name="Default"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0">00/00/0000</text:date>, <text:time style:data-style-name="N2" text:time-value="10:20:08.5306294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7:03:59.219603443</meta:creation-date>
    <dc:date>2024-12-30T10:47:10.220211709</dc:date>
    <meta:editing-duration>PT1H4M21S</meta:editing-duration>
    <meta:editing-cycles>11</meta:editing-cycles>
    <meta:generator>LibreOffice/24.2.7.2$Linux_X86_64 LibreOffice_project/420$Build-2</meta:generator>
    <meta:document-statistic meta:table-count="2" meta:cell-count="64" meta:object-count="0"/>
  </office:meta>
</office:document-meta>
</file>